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Rome time" svg:font-family="'Rome time'"/>
    <style:font-face style:name="sans-serif" svg:font-family="sans-serif"/>
  </office:font-face-decls>
  <office:automatic-styles>
    <style:style style:name="P1" style:family="paragraph" style:parent-style-name="Standard">
      <style:text-properties officeooo:rsid="0011faf5" officeooo:paragraph-rsid="0011faf5"/>
    </style:style>
    <style:style style:name="P2" style:family="paragraph" style:parent-style-name="Standard">
      <style:text-properties officeooo:rsid="0011faf5" officeooo:paragraph-rsid="001318c6"/>
    </style:style>
    <style:style style:name="P3" style:family="paragraph" style:parent-style-name="Standard">
      <style:paragraph-properties style:writing-mode="lr-tb"/>
      <style:text-properties officeooo:paragraph-rsid="0011faf5"/>
    </style:style>
    <style:style style:name="P4" style:family="paragraph" style:parent-style-name="Standard">
      <style:paragraph-properties style:writing-mode="lr-tb"/>
      <style:text-properties style:font-name="Rome time" fo:font-size="12pt" officeooo:rsid="0011faf5" officeooo:paragraph-rsid="0011faf5" style:font-size-asian="12pt" style:font-size-complex="12pt"/>
    </style:style>
    <style:style style:name="P5" style:family="paragraph" style:parent-style-name="Standard">
      <style:paragraph-properties style:writing-mode="lr-tb"/>
      <style:text-properties style:font-name="Rome time" fo:font-size="12pt" officeooo:rsid="0011faf5" officeooo:paragraph-rsid="0015b7ae" style:font-size-asian="12pt" style:font-size-complex="12pt"/>
    </style:style>
    <style:style style:name="P6" style:family="paragraph" style:parent-style-name="Standard">
      <style:paragraph-properties style:writing-mode="lr-tb"/>
      <style:text-properties style:font-name="Rome time" fo:font-size="12pt" officeooo:rsid="0011faf5" officeooo:paragraph-rsid="0016c706" style:font-name-asian="Abyssinica SIL" style:font-size-asian="12pt" style:font-size-complex="12pt"/>
    </style:style>
    <style:style style:name="P7" style:family="paragraph" style:parent-style-name="Standard">
      <style:paragraph-properties style:writing-mode="lr-tb"/>
      <style:text-properties officeooo:paragraph-rsid="001318c6"/>
    </style:style>
    <style:style style:name="P8" style:family="paragraph" style:parent-style-name="Standard">
      <style:paragraph-properties style:writing-mode="lr-tb"/>
      <style:text-properties officeooo:rsid="010a209e" officeooo:paragraph-rsid="001318c6"/>
    </style:style>
    <style:style style:name="P9" style:family="paragraph" style:parent-style-name="Standard">
      <style:paragraph-properties style:writing-mode="lr-tb"/>
      <style:text-properties style:font-name="Abyssinica SIL" fo:font-size="12pt" officeooo:rsid="0011faf5" officeooo:paragraph-rsid="0011faf5" style:font-name-asian="Abyssinica SIL" style:font-size-asian="12pt" style:font-size-complex="12pt"/>
    </style:style>
    <style:style style:name="P10" style:family="paragraph" style:parent-style-name="Standard">
      <style:text-properties style:font-name="Abyssinica SIL" fo:font-size="12pt" officeooo:rsid="0011faf5" officeooo:paragraph-rsid="0011faf5" style:font-name-asian="Abyssinica SIL" style:font-size-asian="12pt" style:font-size-complex="12pt"/>
    </style:style>
    <style:style style:name="P11" style:family="paragraph" style:parent-style-name="Standard">
      <style:paragraph-properties style:writing-mode="lr-tb"/>
      <style:text-properties style:font-name="Abyssinica SIL" fo:font-size="12pt" officeooo:rsid="0011faf5" officeooo:paragraph-rsid="001318c6" style:font-name-asian="Abyssinica SIL" style:font-size-asian="12pt" style:font-size-complex="12pt"/>
    </style:style>
    <style:style style:name="P12" style:family="paragraph" style:parent-style-name="Standard">
      <style:paragraph-properties style:writing-mode="lr-tb"/>
      <style:text-properties style:font-name="Abyssinica SIL" fo:font-size="12pt" officeooo:rsid="0011faf5" officeooo:paragraph-rsid="0015b7ae" style:font-name-asian="Abyssinica SIL" style:font-size-asian="12pt" style:font-size-complex="12pt"/>
    </style:style>
    <style:style style:name="P13" style:family="paragraph" style:parent-style-name="Standard">
      <style:paragraph-properties style:writing-mode="lr-tb"/>
      <style:text-properties style:font-name="Abyssinica SIL" fo:font-size="12pt" officeooo:rsid="0011faf5" officeooo:paragraph-rsid="0016c706" style:font-name-asian="Abyssinica SIL" style:font-size-asian="12pt" style:font-size-complex="12pt"/>
    </style:style>
    <style:style style:name="P14" style:family="paragraph" style:parent-style-name="Standard">
      <style:text-properties style:font-name="Abyssinica SIL" fo:font-size="12pt" style:font-name-asian="Abyssinica SIL" style:font-size-asian="12pt" style:font-size-complex="12pt"/>
    </style:style>
    <style:style style:name="P15" style:family="paragraph" style:parent-style-name="Standard">
      <style:text-properties style:font-name="Abyssinica SIL" fo:font-size="12pt" officeooo:paragraph-rsid="00151705" style:font-name-asian="Abyssinica SIL" style:font-size-asian="12pt" style:font-size-complex="12pt"/>
    </style:style>
    <style:style style:name="P16" style:family="paragraph" style:parent-style-name="Standard">
      <style:text-properties style:font-name="Abyssinica SIL" fo:font-size="12pt" officeooo:paragraph-rsid="0015b7ae" style:font-name-asian="Abyssinica SIL" style:font-size-asian="12pt" style:font-size-complex="12pt"/>
    </style:style>
    <style:style style:name="P17" style:family="paragraph" style:parent-style-name="Standard">
      <style:text-properties style:font-name="Abyssinica SIL" fo:font-size="12pt" officeooo:rsid="00151705" officeooo:paragraph-rsid="00151705" style:font-name-asian="Abyssinica SIL" style:font-size-asian="12pt" style:font-size-complex="12pt"/>
    </style:style>
    <style:style style:name="P18" style:family="paragraph" style:parent-style-name="Standard">
      <style:paragraph-properties style:writing-mode="lr-tb"/>
      <style:text-properties style:font-name="Abyssinica SIL" fo:font-size="12pt" officeooo:paragraph-rsid="001318c6" style:font-name-asian="Abyssinica SIL" style:font-size-asian="12pt" style:font-size-complex="12pt"/>
    </style:style>
    <style:style style:name="P19" style:family="paragraph" style:parent-style-name="Standard">
      <style:paragraph-properties style:writing-mode="lr-tb"/>
      <style:text-properties style:font-name="Abyssinica SIL" fo:font-size="12pt" officeooo:rsid="00f907c2" officeooo:paragraph-rsid="001318c6" style:font-name-asian="Abyssinica SIL" style:font-size-asian="12pt" style:font-size-complex="12pt"/>
    </style:style>
    <style:style style:name="P20" style:family="paragraph" style:parent-style-name="Standard">
      <style:paragraph-properties style:writing-mode="lr-tb"/>
      <style:text-properties style:font-name="Abyssinica SIL" fo:font-size="12pt" officeooo:rsid="01139569" officeooo:paragraph-rsid="001318c6" style:font-name-asian="Abyssinica SIL" style:font-size-asian="12pt" style:font-size-complex="12pt"/>
    </style:style>
    <style:style style:name="P21" style:family="paragraph" style:parent-style-name="Standard">
      <style:paragraph-properties style:writing-mode="lr-tb"/>
      <style:text-properties style:font-name="Abyssinica SIL" fo:font-size="12pt" officeooo:rsid="01139569" officeooo:paragraph-rsid="00171c06" style:font-name-asian="Abyssinica SIL" style:font-size-asian="12pt" style:font-size-complex="12pt"/>
    </style:style>
    <style:style style:name="P22" style:family="paragraph" style:parent-style-name="Standard">
      <style:paragraph-properties style:writing-mode="lr-tb"/>
      <style:text-properties style:font-name="Abyssinica SIL" fo:font-size="12pt" officeooo:rsid="01139569" officeooo:paragraph-rsid="00182bb3" style:font-name-asian="Abyssinica SIL" style:font-size-asian="12pt" style:font-size-complex="12pt"/>
    </style:style>
    <style:style style:name="P23" style:family="paragraph" style:parent-style-name="Standard">
      <style:paragraph-properties style:writing-mode="lr-tb"/>
      <style:text-properties style:font-name="Abyssinica SIL" fo:font-size="12pt" officeooo:rsid="0011faf5" officeooo:paragraph-rsid="001318c6" style:font-size-asian="12pt" style:font-size-complex="12pt"/>
    </style:style>
    <style:style style:name="P24" style:family="paragraph" style:parent-style-name="Standard">
      <style:text-properties officeooo:paragraph-rsid="00171c06"/>
    </style:style>
    <style:style style:name="T1" style:family="text">
      <style:text-properties officeooo:rsid="00139ea9"/>
    </style:style>
    <style:style style:name="T2" style:family="text">
      <style:text-properties fo:font-style="normal" officeooo:rsid="0069544e" style:font-style-asian="normal" style:font-style-complex="normal"/>
    </style:style>
    <style:style style:name="T3" style:family="text">
      <style:text-properties fo:font-style="normal" officeooo:rsid="006f89f0" style:font-style-asian="normal" style:font-style-complex="normal"/>
    </style:style>
    <style:style style:name="T4" style:family="text">
      <style:text-properties fo:font-style="normal" officeooo:rsid="0015b7ae" style:font-style-asian="normal" style:font-style-complex="normal"/>
    </style:style>
    <style:style style:name="T5" style:family="text">
      <style:text-properties fo:font-style="normal" officeooo:rsid="00ed296c" style:font-style-asian="normal" style:font-style-complex="normal"/>
    </style:style>
    <style:style style:name="T6" style:family="text">
      <style:text-properties fo:font-style="normal" officeooo:rsid="00171c06" style:font-style-asian="normal" style:font-style-complex="normal"/>
    </style:style>
    <style:style style:name="T7" style:family="text">
      <style:text-properties officeooo:rsid="00822e8a"/>
    </style:style>
    <style:style style:name="T8" style:family="text">
      <style:text-properties officeooo:rsid="00831c66"/>
    </style:style>
    <style:style style:name="T9" style:family="text">
      <style:text-properties officeooo:rsid="010e4c3c"/>
    </style:style>
    <style:style style:name="T10" style:family="text">
      <style:text-properties officeooo:rsid="00f907c2"/>
    </style:style>
    <style:style style:name="T11" style:family="text">
      <style:text-properties officeooo:rsid="01139569"/>
    </style:style>
    <style:style style:name="T12" style:family="text">
      <style:text-properties officeooo:rsid="00151705"/>
    </style:style>
    <style:style style:name="T13" style:family="text">
      <style:text-properties officeooo:rsid="0015b7ae"/>
    </style:style>
    <style:style style:name="T14" style:family="text">
      <style:text-properties officeooo:rsid="008b8b88"/>
    </style:style>
    <style:style style:name="T15" style:family="text">
      <style:text-properties officeooo:rsid="0090eeef"/>
    </style:style>
    <style:style style:name="T16" style:family="text">
      <style:text-properties officeooo:rsid="0093f769"/>
    </style:style>
    <style:style style:name="T17" style:family="text">
      <style:text-properties officeooo:rsid="00ada1b7"/>
    </style:style>
    <style:style style:name="T18" style:family="text">
      <style:text-properties officeooo:rsid="00a63a30"/>
    </style:style>
    <style:style style:name="T19" style:family="text">
      <style:text-properties officeooo:rsid="00a8c1a4"/>
    </style:style>
    <style:style style:name="T20" style:family="text">
      <style:text-properties officeooo:rsid="00b033a1"/>
    </style:style>
    <style:style style:name="T21" style:family="text">
      <style:text-properties officeooo:rsid="00c4efb3"/>
    </style:style>
    <style:style style:name="T22" style:family="text">
      <style:text-properties officeooo:rsid="00d2537b"/>
    </style:style>
    <style:style style:name="T23" style:family="text">
      <style:text-properties officeooo:rsid="00cacb54"/>
    </style:style>
    <style:style style:name="T24" style:family="text">
      <style:text-properties officeooo:rsid="00d98515"/>
    </style:style>
    <style:style style:name="T25" style:family="text">
      <style:text-properties officeooo:rsid="00e86772"/>
    </style:style>
    <style:style style:name="T26" style:family="text">
      <style:text-properties style:font-name="Abyssinica SIL" officeooo:rsid="0069544e" style:font-name-asian="Abyssinica SIL"/>
    </style:style>
    <style:style style:name="T27" style:family="text">
      <style:text-properties style:font-name="Abyssinica SIL" fo:font-size="12pt" style:font-name-asian="Abyssinica SIL" style:font-size-asian="12pt" style:font-size-complex="12pt"/>
    </style:style>
    <style:style style:name="T28" style:family="text">
      <style:text-properties style:font-name="Abyssinica SIL" fo:font-size="12pt" officeooo:rsid="0011faf5" style:font-name-asian="Abyssinica SIL" style:font-size-asian="12pt" style:font-size-complex="12pt"/>
    </style:style>
    <style:style style:name="T29" style:family="text">
      <style:text-properties style:font-name="Abyssinica SIL" fo:font-size="12pt" officeooo:rsid="01139569" style:font-name-asian="Abyssinica SIL" style:font-size-asian="12pt" style:font-size-complex="12pt"/>
    </style:style>
    <style:style style:name="T30" style:family="text">
      <style:text-properties style:font-name="Abyssinica SIL" fo:font-size="12pt" officeooo:rsid="00f907c2" style:font-name-asian="Abyssinica SIL" style:font-size-asian="12pt" style:font-size-complex="12pt"/>
    </style:style>
    <style:style style:name="T31" style:family="text">
      <style:text-properties style:font-name="Abyssinica SIL" fo:font-size="12pt" officeooo:rsid="00139ea9" style:font-name-asian="Abyssinica SIL" style:font-size-asian="12pt" style:font-size-complex="12pt"/>
    </style:style>
    <style:style style:name="T32" style:family="text">
      <style:text-properties style:font-name="Abyssinica SIL" fo:font-size="12pt" officeooo:rsid="00171c06" style:font-name-asian="Abyssinica SIL" style:font-size-asian="12pt" style:font-size-complex="12pt"/>
    </style:style>
    <style:style style:name="T33" style:family="text">
      <style:text-properties style:font-name="Abyssinica SIL" fo:font-size="12pt" fo:font-style="normal" style:font-name-asian="Abyssinica SIL" style:font-size-asian="12pt" style:font-style-asian="normal" style:font-size-complex="12pt" style:font-style-complex="normal"/>
    </style:style>
    <style:style style:name="T34" style:family="text">
      <style:text-properties style:font-name="Abyssinica SIL" fo:font-size="12pt" fo:font-style="normal" officeooo:rsid="0017db31" style:font-name-asian="Abyssinica SIL" style:font-size-asian="12pt" style:font-style-asian="normal" style:font-size-complex="12pt" style:font-style-complex="normal"/>
    </style:style>
    <style:style style:name="T35" style:family="text">
      <style:text-properties style:font-name="Abyssinica SIL" fo:font-size="12pt" fo:font-style="normal" officeooo:rsid="00183527" style:font-name-asian="Abyssinica SIL" style:font-size-asian="12pt" style:font-style-asian="normal" style:font-size-complex="12pt" style:font-style-complex="normal"/>
    </style:style>
    <style:style style:name="T36" style:family="text">
      <style:text-properties style:font-name="Abyssinica SIL" fo:font-size="12pt" fo:font-style="normal" officeooo:rsid="001b0a53" style:font-name-asian="Abyssinica SIL" style:font-size-asian="12pt" style:font-style-asian="normal" style:font-size-complex="12pt" style:font-style-complex="normal"/>
    </style:style>
    <style:style style:name="T37" style:family="text">
      <style:text-properties style:font-name="Abyssinica SIL" fo:font-size="12pt" fo:font-style="normal" officeooo:rsid="001318c6" style:font-name-asian="Abyssinica SIL" style:font-size-asian="12pt" style:font-style-asian="normal" style:font-size-complex="12pt" style:font-style-complex="normal"/>
    </style:style>
    <style:style style:name="T38" style:family="text">
      <style:text-properties style:font-name="Abyssinica SIL" fo:font-size="12pt" fo:font-style="normal" officeooo:rsid="010a209e" style:font-name-asian="Abyssinica SIL" style:font-size-asian="12pt" style:font-style-asian="normal" style:font-size-complex="12pt" style:font-style-complex="normal"/>
    </style:style>
    <style:style style:name="T39" style:family="text">
      <style:text-properties style:font-name="Abyssinica SIL" fo:font-size="12pt" fo:font-style="normal" officeooo:rsid="00ed296c" style:font-name-asian="Abyssinica SIL" style:font-size-asian="12pt" style:font-style-asian="normal" style:font-size-complex="12pt" style:font-style-complex="normal"/>
    </style:style>
    <style:style style:name="T40" style:family="text">
      <style:text-properties style:font-name="Abyssinica SIL" fo:font-size="12pt" fo:font-style="normal" officeooo:rsid="00171c06" style:font-name-asian="Abyssinica SIL" style:font-size-asian="12pt" style:font-style-asian="normal" style:font-size-complex="12pt" style:font-style-complex="normal"/>
    </style:style>
    <style:style style:name="T41" style:family="text">
      <style:text-properties style:font-name="Abyssinica SIL" fo:font-size="12pt" fo:font-style="italic" style:font-name-asian="Abyssinica SIL" style:font-size-asian="12pt" style:font-style-asian="italic" style:font-size-complex="12pt" style:font-style-complex="italic"/>
    </style:style>
    <style:style style:name="T42" style:family="text">
      <style:text-properties style:font-name="Abyssinica SIL" fo:font-size="12pt" fo:font-style="italic" officeooo:rsid="0011faf5" style:font-name-asian="Abyssinica SIL" style:font-size-asian="12pt" style:font-style-asian="italic" style:font-size-complex="12pt" style:font-style-complex="italic"/>
    </style:style>
    <style:style style:name="T43" style:family="text">
      <style:text-properties style:font-name="Abyssinica SIL" fo:font-size="12pt" fo:language="en" fo:country="US" officeooo:rsid="00139ea9" style:font-name-asian="Abyssinica SIL" style:font-size-asian="12pt" style:font-size-complex="12pt"/>
    </style:style>
    <style:style style:name="T44" style:family="text">
      <style:text-properties style:font-name="Abyssinica SIL" fo:font-style="normal" officeooo:rsid="0017db31" style:font-name-asian="Abyssinica SIL" style:font-style-asian="normal" style:font-style-complex="normal"/>
    </style:style>
    <style:style style:name="T45" style:family="text">
      <style:text-properties style:font-name="Abyssinica SIL" fo:font-style="normal" officeooo:rsid="001b0a53" style:font-name-asian="Abyssinica SIL" style:font-style-asian="normal" style:font-style-complex="normal"/>
    </style:style>
    <style:style style:name="T46" style:family="text">
      <style:text-properties style:font-name="Abyssinica SIL" fo:font-style="normal" officeooo:rsid="00323601" style:font-name-asian="Abyssinica SIL" style:font-style-asian="normal" style:font-style-complex="normal"/>
    </style:style>
    <style:style style:name="T47" style:family="text">
      <style:text-properties style:font-name="Abyssinica SIL" fo:font-style="normal" officeooo:rsid="0021b556" style:font-name-asian="Abyssinica SIL" style:font-style-asian="normal" style:font-style-complex="normal"/>
    </style:style>
    <style:style style:name="T48" style:family="text">
      <style:text-properties style:font-name="Abyssinica SIL" fo:font-style="normal" officeooo:rsid="002cc9ce" style:font-name-asian="Abyssinica SIL" style:font-style-asian="normal" style:font-style-complex="normal"/>
    </style:style>
    <style:style style:name="T49" style:family="text">
      <style:text-properties style:font-name="Abyssinica SIL" fo:font-style="normal" officeooo:rsid="0023aa61" style:font-name-asian="Abyssinica SIL" style:font-style-asian="normal" style:font-style-complex="normal"/>
    </style:style>
    <style:style style:name="T50" style:family="text">
      <style:text-properties style:font-name="Abyssinica SIL" fo:font-style="normal" officeooo:rsid="002b151c" style:font-name-asian="Abyssinica SIL" style:font-style-asian="normal" style:font-style-complex="normal"/>
    </style:style>
    <style:style style:name="T51" style:family="text">
      <style:text-properties style:font-name="Abyssinica SIL" fo:font-style="normal" officeooo:rsid="002f4658" style:font-name-asian="Abyssinica SIL" style:font-style-asian="normal" style:font-style-complex="normal"/>
    </style:style>
    <style:style style:name="T52" style:family="text">
      <style:text-properties style:font-name="Abyssinica SIL" fo:font-style="normal" officeooo:rsid="002d8ecf" style:font-name-asian="Abyssinica SIL" style:font-style-asian="normal" style:font-style-complex="normal"/>
    </style:style>
    <style:style style:name="T53" style:family="text">
      <style:text-properties style:font-name="Abyssinica SIL" fo:font-style="normal" officeooo:rsid="005c79f8" style:font-name-asian="Abyssinica SIL" style:font-style-asian="normal" style:font-style-complex="normal"/>
    </style:style>
    <style:style style:name="T54" style:family="text">
      <style:text-properties style:font-name="Abyssinica SIL" fo:font-style="normal" officeooo:rsid="005e8a70" style:font-name-asian="Abyssinica SIL" style:font-style-asian="normal" style:font-style-complex="normal"/>
    </style:style>
    <style:style style:name="T55" style:family="text">
      <style:text-properties style:font-name="Abyssinica SIL" fo:font-style="normal" officeooo:rsid="00674c94" style:font-name-asian="Abyssinica SIL" style:font-style-asian="normal" style:font-style-complex="normal"/>
    </style:style>
    <style:style style:name="T56" style:family="text">
      <style:text-properties style:font-name="Abyssinica SIL" fo:font-style="normal" officeooo:rsid="0069544e" style:font-name-asian="Abyssinica SIL" style:font-style-asian="normal" style:font-style-complex="normal"/>
    </style:style>
    <style:style style:name="T57" style:family="text">
      <style:text-properties style:font-name="Abyssinica SIL" fo:font-style="normal" officeooo:rsid="006ef0b9" style:font-name-asian="Abyssinica SIL" style:font-style-asian="normal" style:font-style-complex="normal"/>
    </style:style>
    <style:style style:name="T58" style:family="text">
      <style:text-properties style:font-name="Abyssinica SIL" fo:font-style="normal" officeooo:rsid="006f89f0" style:font-name-asian="Abyssinica SIL" style:font-style-asian="normal" style:font-style-complex="normal"/>
    </style:style>
    <style:style style:name="T59" style:family="text">
      <style:text-properties style:font-name="Abyssinica SIL" fo:font-style="normal" officeooo:rsid="007c5ebb" style:font-name-asian="Abyssinica SIL" style:font-style-asian="normal" style:font-style-complex="normal"/>
    </style:style>
    <style:style style:name="T60" style:family="text">
      <style:text-properties style:font-name="Abyssinica SIL" fo:font-style="normal" officeooo:rsid="007d3e0c" style:font-name-asian="Abyssinica SIL" style:font-style-asian="normal" style:font-style-complex="normal"/>
    </style:style>
    <style:style style:name="T61" style:family="text">
      <style:text-properties style:font-name="Abyssinica SIL" fo:font-style="normal" officeooo:rsid="005b8ae6" style:font-name-asian="Abyssinica SIL" style:font-style-asian="normal" style:font-style-complex="normal"/>
    </style:style>
    <style:style style:name="T62" style:family="text">
      <style:text-properties style:font-name="Abyssinica SIL" fo:font-style="normal" officeooo:rsid="0065642f" style:font-name-asian="Abyssinica SIL" style:font-style-asian="normal" style:font-style-complex="normal"/>
    </style:style>
    <style:style style:name="T63" style:family="text">
      <style:text-properties style:font-name="Abyssinica SIL" fo:font-style="normal" officeooo:rsid="010a209e" style:font-name-asian="Abyssinica SIL" style:font-style-asian="normal" style:font-style-complex="normal"/>
    </style:style>
    <style:style style:name="T64" style:family="text">
      <style:text-properties style:font-name="Abyssinica SIL" fo:font-style="normal" officeooo:rsid="0015b7ae" style:font-name-asian="Abyssinica SIL" style:font-style-asian="normal" style:font-style-complex="normal"/>
    </style:style>
    <style:style style:name="T65" style:family="text">
      <style:text-properties style:font-name="Abyssinica SIL" fo:font-style="normal" officeooo:rsid="0090eeef" style:font-name-asian="Abyssinica SIL" style:font-style-asian="normal" style:font-style-complex="normal"/>
    </style:style>
    <style:style style:name="T66" style:family="text">
      <style:text-properties style:font-name="Abyssinica SIL" fo:font-style="normal" officeooo:rsid="0016c706" style:font-name-asian="Abyssinica SIL" style:font-style-asian="normal" style:font-style-complex="normal"/>
    </style:style>
    <style:style style:name="T67" style:family="text">
      <style:text-properties style:font-name="Abyssinica SIL" fo:font-style="normal" officeooo:rsid="006f89f0" style:font-style-asian="normal" style:font-style-complex="normal"/>
    </style:style>
    <style:style style:name="T68" style:family="text">
      <style:text-properties style:font-name="Abyssinica SIL" fo:font-style="normal" officeooo:rsid="0016c706" style:font-style-asian="normal" style:font-style-complex="normal"/>
    </style:style>
    <style:style style:name="T69" style:family="text">
      <style:text-properties officeooo:rsid="00b05f28"/>
    </style:style>
    <style:style style:name="T70" style:family="text">
      <style:text-properties officeooo:rsid="009b1299"/>
    </style:style>
    <style:style style:name="T71" style:family="text">
      <style:text-properties officeooo:rsid="009cd59d"/>
    </style:style>
    <style:style style:name="T72" style:family="text">
      <style:text-properties officeooo:rsid="00a8a84e"/>
    </style:style>
    <style:style style:name="T73" style:family="text">
      <style:text-properties officeooo:rsid="00aa7a52"/>
    </style:style>
    <style:style style:name="T74" style:family="text">
      <style:text-properties officeooo:rsid="00d8274d"/>
    </style:style>
    <style:style style:name="T75" style:family="text">
      <style:text-properties officeooo:rsid="00f69912"/>
    </style:style>
    <style:style style:name="T76" style:family="text">
      <style:text-properties officeooo:rsid="01002486"/>
    </style:style>
    <style:style style:name="T77" style:family="text">
      <style:text-properties officeooo:rsid="00e86772" style:font-name-asian="Abyssinica SIL"/>
    </style:style>
    <style:style style:name="T78" style:family="text">
      <style:text-properties officeooo:rsid="00d98515" style:font-name-asian="Abyssinica SIL"/>
    </style:style>
    <style:style style:name="T79" style:family="text">
      <style:text-properties officeooo:rsid="0016c706"/>
    </style:style>
    <style:style style:name="T80" style:family="text">
      <style:text-properties officeooo:rsid="00171c06"/>
    </style:style>
    <style:style style:name="T81" style:family="text">
      <style:text-properties fo:language="en" fo:country="US"/>
    </style:style>
    <style:style style:name="T82" style:family="text">
      <style:text-properties fo:language="en" fo:country="US" officeooo:rsid="00139ea9"/>
    </style:style>
    <style:style style:name="T83" style:family="text">
      <style:text-properties officeooo:rsid="00182b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总结：</text:p>
      <text:p text:style-name="P1"><text:span text:style-name="T27">整篇文章以中国政府对于网络访问限制的研究为重点。</text:span><text:span text:style-name="Emphasis"><text:span text:style-name="T34">Great Firewall of China </text:span></text:span><text:span text:style-name="Emphasis"><text:span text:style-name="T33">(</text:span></text:span><text:span text:style-name="Emphasis"><text:span text:style-name="T34">GFW</text:span></text:span><text:span text:style-name="Emphasis"><text:span text:style-name="T33">)</text:span></text:span><text:span text:style-name="Emphasis"><text:span text:style-name="T34">类似于中间人攻击。</text:span></text:span><text:span text:style-name="Emphasis"><text:span text:style-name="T35">GFW</text:span></text:span><text:span text:style-name="Emphasis"><text:span text:style-name="T34">也被称为金盾工程，是一个政府控制的防火墙，其可以监听并修改网络中的任何连接。GFW几乎影响着与任何终端的连接。</text:span></text:span></text:p>
      <text:p text:style-name="P5"><text:span text:style-name="Emphasis"><text:span text:style-name="T52">The entire article focuses on the Chinese government's research into network access restrictions. Great Firewall of China (GFW) is similar to a man-in-the-middle attack.</text:span></text:span></text:p>
      <text:p text:style-name="P4"><text:span text:style-name="Emphasis"><text:span text:style-name="T44">第二部分中，作者介绍了</text:span></text:span><text:span text:style-name="Emphasis"><text:span text:style-name="T45">GFW的实现的基本原理。展示了</text:span></text:span><text:span text:style-name="Emphasis"><text:span text:style-name="T46">GFW实现方法的演变，</text:span></text:span><text:span text:style-name="Emphasis"><text:span text:style-name="T45">以及各种实现的不足之处。</text:span></text:span></text:p>
      <text:p text:style-name="P5"><text:span text:style-name="Emphasis"><text:span text:style-name="T52">In the second part, the author describe</text:span></text:span><text:span text:style-name="Emphasis"><text:span text:style-name="T64">s</text:span></text:span><text:span text:style-name="Emphasis"><text:span text:style-name="T52"> the basic principles of the GFW implementation. The evolution of the GFW implementation methods is shown, as well as the weak </text:span></text:span><text:span text:style-name="Emphasis"><text:span text:style-name="T64">points</text:span></text:span><text:span text:style-name="Emphasis"><text:span text:style-name="T52"> of the various implementations.</text:span></text:span></text:p>
      <text:p text:style-name="P4"><text:span text:style-name="Emphasis"><text:span text:style-name="T45">第一个方法是通过修改路由表或者修改</text:span></text:span><text:span text:style-name="Emphasis"><text:span text:style-name="T47">BGP前缀，来实现</text:span></text:span><text:span text:style-name="Emphasis"><text:span text:style-name="T45">子网阻塞和重新路由。最终达到终端无法访问指定</text:span></text:span><text:span text:style-name="Emphasis"><text:span text:style-name="T48">IP</text:span></text:span><text:span text:style-name="Emphasis"><text:span text:style-name="T45">地址的目的。此类方法的优点在与，实现快速简单。缺点在与，这个方法带来collateral damag。即，一些</text:span></text:span><text:span text:style-name="Emphasis"><text:span text:style-name="T49">IP地址会被各种服务分享，它们会一起被封锁。</text:span></text:span></text:p>
      <text:p text:style-name="P5"><text:span text:style-name="Emphasis"><text:span text:style-name="T52">The first method is to implement subnet blocking and rerouting by modifying the routing table or the </text:span></text:span><text:span text:style-name="Emphasis"><text:span text:style-name="T63">Border Gateway Protocol (BGP)</text:span></text:span><text:span text:style-name="Emphasis"><text:span text:style-name="T52"> prefix. </text:span></text:span><text:span text:style-name="Emphasis"><text:span text:style-name="T64">Finally, </text:span></text:span><text:span text:style-name="Emphasis"><text:span text:style-name="T52">the endpoint is unable to access the specified IP address. The advantage of this method is that it is fast and simple to implement. The disadvantage is that </text:span></text:span><text:span text:style-name="Emphasis"><text:span text:style-name="T64">it</text:span></text:span><text:span text:style-name="Emphasis"><text:span text:style-name="T52"> results in collateral damage, i.e. some IP addresses are shared by various services and they are blocked together.</text:span></text:span></text:p>
      <text:p text:style-name="P4"><text:span text:style-name="Emphasis"><text:span text:style-name="T49">第二个方法是</text:span></text:span><text:span text:style-name="Emphasis"><text:span text:style-name="T50">DNS Poisoning，因为没有身份验证以及DNS加密，所以GFW可以使用此方法改变对指定域名的访问。这个方法的问题在于，可以过滤实际的响应，但GFW仍然允许原始响应。这导致了基于DNS </text:span></text:span><text:span text:style-name="Emphasis"><text:span text:style-name="T51">Poisoning的</text:span></text:span><text:span text:style-name="Emphasis"><text:span text:style-name="T50">过滤不彻底，由于</text:span></text:span><text:span text:style-name="Emphasis"><text:span text:style-name="T52">DNS相应的race condition，即哪个相应</text:span></text:span><text:span text:style-name="Emphasis"><text:span text:style-name="T50">更快，所以</text:span></text:span><text:span text:style-name="Emphasis"><text:span text:style-name="T52">终端设备仍有可能得到原始相应。</text:span></text:span></text:p>
      <text:p text:style-name="P4"><text:span text:style-name="Emphasis"><text:span text:style-name="T52">The second method is DNS Poisoning, </text:span></text:span><text:span text:style-name="Emphasis"><text:span text:style-name="T64">because</text:span></text:span><text:span text:style-name="Emphasis"><text:span text:style-name="T52"> there is no authentication and no DNS encryption, so GFW can use this method to change access to a given domain. The problem with this method is that the actual response can be filtered, but GFW still allows the original response. This </text:span></text:span><text:span text:style-name="Emphasis"><text:span text:style-name="T64">leads to</text:span></text:span><text:span text:style-name="Emphasis"><text:span text:style-name="T52"> incomplete filtering based on DNS Poisoning, and it is still possible for the end device to get the original response due to the race condition of the DNS response, i.e. which response is faster.</text:span></text:span></text:p>
      <text:p text:style-name="P4"><text:span text:style-name="Emphasis"><text:span text:style-name="T52">第三个方法是Encrypted DNS。与第三方合作，要求第三方的resolver使用类似DNS‑over‑HTTPS (DoH)等技术实现</text:span></text:span><text:span text:style-name="Emphasis"><text:span text:style-name="T61">DNS加密，从而保证</text:span></text:span><text:span text:style-name="Emphasis"><text:span text:style-name="T50">GFW依然可以检查、修改加密的</text:span></text:span><text:span text:style-name="Emphasis"><text:span text:style-name="T53">DNS。</text:span></text:span></text:p>
      <text:p text:style-name="P5"><text:span text:style-name="Emphasis"><text:span text:style-name="T56">The third method is Encrypted DNS which works with third parties to ensure that the GFW can still inspect and modify the encrypted DNS by requiring the third party's resolver to use techniques such as DNS-over-HTTPS (DoH) to encrypt the DNS.</text:span></text:span></text:p>
      <text:p text:style-name="P4"><text:span text:style-name="Emphasis"><text:span text:style-name="T53">第四个方法是Keyword Filtering。通过检测基于</text:span></text:span><text:span text:style-name="Emphasis"><text:span text:style-name="T54">TCP协议</text:span></text:span><text:span text:style-name="Emphasis"><text:span text:style-name="T53">流量，或其他类似流量，来检测网络请求中的关键字，再通过TCP‑RST 数据包做出回应，并相应地终止连接。但是这种方法实际上只适用于所有传输明文的协议，例如http、 SMTP、IMAP、POP、TELNET等。</text:span></text:span></text:p>
      <text:p text:style-name="P5"><text:span text:style-name="Emphasis"><text:span text:style-name="T56">The fourth method is Keyword Filtering, which detects keywords in network requests by inspecting TCP-based traffic, or other similar traffic, and then responding with TCP-RST packets and terminating the connection accordingly. However, this method is only really applicable to all protocols that transmit plaintext, such as </text:span></text:span><text:span text:style-name="Emphasis"><text:span text:style-name="T64">HTTP</text:span></text:span><text:span text:style-name="Emphasis"><text:span text:style-name="T56">, SMTP, IMAP, POP, TELNET, etc.</text:span></text:span></text:p>
      <text:p text:style-name="P4"><text:soft-page-break/><text:span text:style-name="Emphasis"><text:span text:style-name="T53">第五个方法是SNI-Filtering。Server Name Indication (SNI) 用来为共享</text:span></text:span><text:span text:style-name="Emphasis"><text:span text:style-name="T55">IP地址的多个主机名提供加密内容。SNI 通过以明文形式发送请求的主机名来帮助识别要提供的特定服务，因为在未加密的连接设置期间需要并发送它。所以</text:span></text:span><text:span text:style-name="Emphasis"><text:span text:style-name="T53">对于那些没有义务遵守</text:span></text:span><text:span text:style-name="Emphasis"><text:span text:style-name="T62">GFW条款的</text:span></text:span><text:span text:style-name="Emphasis"><text:span text:style-name="T53">中国境外运营的服务，可以使用SNI-Filtering。同时最大限度地减少附带损害并允许其他主机名继续使用该 IP 地址。但是一旦使用了encrypted SN</text:span></text:span><text:span text:style-name="Emphasis"><text:span text:style-name="T56">I服务，GFW对其的过滤效率会显著降低。</text:span></text:span></text:p>
      <text:p text:style-name="P4"><text:span text:style-name="Emphasis"><text:span text:style-name="T56">The fifth method is SNI-Filtering. Server Name Indication (SNI) is used to provide encrypted content for multiple hostnames sharing IP addresses. SNI helps to identify the specific service to be provided by sending the requested hostname in plaintext, </text:span></text:span><text:span text:style-name="Emphasis"><text:span text:style-name="T64">because</text:span></text:span><text:span text:style-name="Emphasis"><text:span text:style-name="T56"> it is required and sent during the setup of an unencrypted connection. </text:span></text:span><text:span text:style-name="Emphasis"><text:span text:style-name="T64">Therefore, </text:span></text:span><text:span text:style-name="Emphasis"><text:span text:style-name="T56">SNI-Filtering can be used for services operating outside of China that are not obliged to comply with GFW terms, while minimising collateral damage and allowing other hostnames to continue to use the IP address. However, once the encrypted SNI service is used, GFW's filtering of it is significantly less effective.</text:span></text:span></text:p>
      <text:p text:style-name="P4"><text:span text:style-name="Emphasis"><text:span text:style-name="T56">除了上述方法，面对越来越多更安全，加密性更高的协议和服务，例如使用隐性加密的</text:span></text:span><text:span text:style-name="Emphasis"><text:span text:style-name="T57">QUIC协议等。</text:span></text:span><text:span text:style-name="Emphasis"><text:span text:style-name="T58">GFW只能使用更激进的丢弃方案，或者增强过滤算法、禁用</text:span></text:span><text:span text:style-name="Emphasis"><text:span text:style-name="T26">Torrent</text:span></text:span><text:span text:style-name="Emphasis"><text:span text:style-name="T56"> file、限制宽带</text:span></text:span><text:span text:style-name="Emphasis"><text:span text:style-name="T58">等方法，使终端用户的主动减少或是放弃访问，从而间接的达到对通讯内容的封锁。</text:span></text:span></text:p>
      <text:p text:style-name="P12"><text:span text:style-name="Emphasis"><text:span text:style-name="T4">Besides</text:span></text:span><text:span text:style-name="Emphasis"><text:span text:style-name="T65"> the above methods, GFW can only use more aggressive drop schemes, such as enhanced filtering algorithms, disabling Torrent files, limiting broadband, etc., to make end users actively reduce or abandon access, thus indirectly blocking the content of the communication.</text:span></text:span></text:p>
      <text:p text:style-name="P4"><text:span text:style-name="Emphasis"><text:span text:style-name="T59">GFW也可以结合使用上述的各种方法，比如数据包绕过了</text:span></text:span><text:span text:style-name="Emphasis"><text:span text:style-name="T60">DNS poisoning方法，依然可以被Keyword Filtering阻止。数据包绕过DNS poisoning和Keyword Filtering，依然可以被</text:span></text:span><text:span text:style-name="Emphasis"><text:span text:style-name="T58">SNI <text:s/></text:span></text:span><text:span text:style-name="Emphasis"><text:span text:style-name="T60">Filtering阻止。</text:span></text:span></text:p>
      <text:p text:style-name="P12"><text:span text:style-name="Emphasis"><text:span text:style-name="T65">GFW can also use a combination of these methods, for example packets bypassing DNS poisoning can still be blocked by Keyword Filtering. Packets bypassing DNS poisoning and Keyword Filtering can still be blocked by SNI Filtering.</text:span></text:span></text:p>
      <text:p text:style-name="P9">第三部分中，作者介绍了绕开<text:span text:style-name="T7">GFW的方法。由于上述的方法都存在一定的局限性，所以</text:span><text:span text:style-name="T8">存在</text:span>通用的规避技术。使用这些技术，系统通过将封装的流量发送到中间服务器来工作，然后中间服务器解开原始请求并为最终用户执行原请求。</text:p>
      <text:p text:style-name="P12"><text:span text:style-name="T15">In the </text:span><text:span text:style-name="T13">3.</text:span><text:span text:style-name="T15"> section, the author describe</text:span><text:span text:style-name="T13">s</text:span><text:span text:style-name="T15"> methods of bypassing GFW. As all of the above methods have limitations, generic circumvention techniques exist. Using these techniques, the system works by sending encapsulated traffic to an intermediate server, which then unravels the original request and performs the original request for the end user.</text:span></text:p>
      <text:p text:style-name="P11">第一个通用的技术是基于proxies的。第二个通用的技术是基于VPNs的。两个技术类似，但是proxy通常将当前的公共服务作用于最高层，例如使用 HTTP 和 HTTPS（第 7 层）或 SOCKS 协议（第 5 层）。而<text:span text:style-name="T14">VPN通常在较低层上起作用。因此，与代理相比，它们有更多的开销，但它们对于不支持代理的应用程序特别有用。</text:span></text:p>
      <text:p text:style-name="P13"><text:span text:style-name="T15">The first generic technique is based on proxies. The second generic technique is based on VPNs. The two techniques are similar, but proxies usually act on the highest layer with the current public service. </text:span><text:span text:style-name="T79">F</text:span><text:span text:style-name="T15">or example using HTTP and HTTPS (layer 7) or the SOCKS protocol (layer 5). </text:span><text:span text:style-name="T79">O</text:span><text:span text:style-name="T15">n the other hand, VPNs usually work at a lower layer. T</text:span><text:span text:style-name="T79">herefore, t</text:span><text:span text:style-name="T15">hey have more overhead than proxies, but </text:span><text:span text:style-name="T79">they</text:span><text:span text:style-name="T15"> are particularly useful for applications which do not support proxies.</text:span></text:p>
      <text:p text:style-name="P11"><text:soft-page-break/><text:span text:style-name="T14">其他方法是使用其他国家的Web 服务器代理或者使用其他国家的</text:span><text:span text:style-name="T15">SIM卡，这类方法从本质上使得通讯路径完全绕开GFW。但是这些办法前提多，不够实用。</text:span></text:p>
      <text:p text:style-name="P13"><text:span text:style-name="T15">Other methods are to use a web server proxy from another country or to use a SIM card from another country, which essentially allows the communication path to bypass the GFW altogether. </text:span><text:span text:style-name="T79">However,</text:span><text:span text:style-name="T15"> these approaches are prerequisites and not practical enough.</text:span></text:p>
      <text:p text:style-name="P11"><text:span text:style-name="T15">在第四部分中，作者讲述了规避</text:span><text:span text:style-name="T16">GFW的方法的具体实现，以及</text:span><text:span text:style-name="T17">GFW</text:span><text:span text:style-name="T16">如何改进，从而检测和验证</text:span><text:span text:style-name="T15">规避服务。</text:span><text:span text:style-name="T69">GFW实行的基本方法是检测接收方，若发现是代理，则封锁代理相关的通讯。</text:span><text:span text:style-name="T15">需要注意的是，默认情况下，OpenVPN 在 UDP 端口 1194 上侦听，而 IPSec 在特定端口上使用 UDP 和 TCP，而不是 ESP 协议。因此，GFW依然可能直接检测并阻止此类连接。</text:span></text:p>
      <text:p text:style-name="P11">In <text:span text:style-name="T79">the </text:span>4. <text:span text:style-name="T79">section</text:span>, the author describe<text:span text:style-name="T79">s</text:span> the specific implementation of the method for bypassing GFW and how GFW can be improved to detect and verify the bypassing service. <text:span text:style-name="T79">T</text:span>he basic method implemented by GFW is to detect the recipient. <text:span text:style-name="T79">I</text:span>f <text:span text:style-name="T79">it is</text:span> found <text:span text:style-name="T79">as</text:span> a proxy, <text:span text:style-name="T79">GFW </text:span>block<text:span text:style-name="T79">s</text:span> the proxy-related communication. <text:span text:style-name="T79">B</text:span>y default OpenVPN listens on UDP port 1194, while IPSec uses UDP and TCP on specific ports, not the ESP protocol. Therefore, GFW may still detect and block such connections directly.</text:p>
      <text:p text:style-name="P11"><text:span text:style-name="T15">OpenVPN目前在商用VPN软件中的应用非常广泛，所以受到</text:span><text:span text:style-name="T70">GFW维护人员的重点关注。先进的</text:span><text:span text:style-name="T71">GFW</text:span><text:span text:style-name="T70">检测技术已经具有 99% 以上的高精度，它根据封装数据包中未加密的操作字节模式等属性，可以检测OpenVPN流量，比如根据TCP 选项识别基于 TCP 的 OpenVPN 流量。所以OpenVPN 目前在绕过审查非常严格的网络时已经没有用处。</text:span></text:p>
      <text:p text:style-name="P13"><text:span text:style-name="T79">Currently, </text:span><text:span text:style-name="T24">OpenVPN is so widely used in commercial VPN software that it is a key concern for GFW maintainers. Advanced GFW detection techniques have been developed with over 99% accuracy, which can detect OpenVPN traffic based on attributes, such as the byte pattern of unencrypted operations in encapsulated packets. </text:span><text:span text:style-name="T79">F</text:span><text:span text:style-name="T24">or example, identifying TCP-based OpenVPN traffic based on TCP options. OpenVPN is therefore currently useless for bypassing very heavily censored networks.</text:span></text:p>
      <text:p text:style-name="P11"><text:span text:style-name="T18">TOR通过引入未发布的 TOR 网桥作为回应来绕过</text:span><text:span text:style-name="T72">GFW的审查，或是使用obfuscators进一步躲避审查。但 GFW 仍然能够by using Active Probing来检测这些网桥，一旦检测到</text:span><text:span text:style-name="T73">TOR相关的流量</text:span><text:span text:style-name="T72">，</text:span><text:span text:style-name="T19">GFW将会向可疑的 TOR 网桥发送特制的数据包，从而确认并阻止此IP 地址。</text:span></text:p>
      <text:p text:style-name="P13"><text:span text:style-name="T24">TOR gets around GFW censorship by introducing unpublished TOR bridges in response, or by using obfuscators to further evade censorship. However, GFW is still able to detect these bridges by using Active Probing. </text:span><text:span text:style-name="T79">O</text:span><text:span text:style-name="T24">nce TOR-related traffic is detected, GFW will send a specially crafted packet to the suspected TOR bridge to confirm and block the IP address.</text:span></text:p>
      <text:p text:style-name="P11"><text:span text:style-name="T19">早期基于 Shadowsocks 的代理由于缺乏身份验证，通过发送特定的数据包头此类代理很容易被</text:span><text:span text:style-name="T20">GFW</text:span><text:span text:style-name="T19">检测到。通过OTA (One-Time Auth) 等机制，可以加强对代理的隐藏。</text:span></text:p>
      <text:p text:style-name="P13"><text:span text:style-name="T24">Earlier Shadowsocks-based proxies were easily detected by GFW by sending specific packet headers due to their lack of authentication. The hiding of proxies can be enhanced by mechanisms such as OTA (One-Time Auth).</text:span></text:p>
      <text:p text:style-name="P11"><text:span text:style-name="T19">在第五部分中，作者介绍了最先进的</text:span><text:span text:style-name="T21">VPN和代理技术，是如何针对GFW做进一步改进的。比如</text:span><text:span text:style-name="T19">模仿常用加密的服务HTTPS。除了模仿加密协议，还可以使用CDN</text:span><text:span text:style-name="T74">(Content Delivery Network)</text:span><text:span text:style-name="T19">作为fronting mechanis。这样，在部署一个新的通讯隧道时，不仅可以使用</text:span><text:span text:style-name="T22">HTTPS正向代理（ V2Ray），还可以使用HTTPS 反向代理（nginx）以允许自定义网络服</text:span><text:soft-page-break/><text:span text:style-name="T22">务器内容。</text:span><text:span text:style-name="T19">它将指定的服务部署在常用合法平台。</text:span><text:span text:style-name="T23">因为通讯中提供的更多是合法的服务，GFW也就无法禁止整个通讯了。GFW 目前试图通过限制国际 CDN， 并迫使各个公司在中国建立基础设施来阻止这些设置。他们在中国的服务器必须遵守中国法律，这使得政府可以相对容易地访问中间的通讯数据或对这些公司执行他们自己的政策。同意的此条款的公司类似苹果，拒绝此条款的公司类似</text:span><text:span text:style-name="T24">Meta。</text:span></text:p>
      <text:p text:style-name="P13"><text:span text:style-name="T24">In </text:span><text:span text:style-name="T79">section</text:span><text:span text:style-name="T24"> 5, the author describe</text:span><text:span text:style-name="T79">s</text:span><text:span text:style-name="T24"> how the most advanced VPN and proxy technologies have been further improved in response to GFW. </text:span><text:span text:style-name="T79">Besides</text:span><text:span text:style-name="T24"> mimicking encryption protocols, CDNs (Content Delivery Networks) can be used as fronting mechanism. </text:span><text:span text:style-name="T79">S</text:span><text:span text:style-name="T24">o that when deploying a new communication tunnel, not only HTTPS forward proxies (V2Ray), but also HTTPS reverse proxy (nginx) can be used to allow customization of web server content. It deploys the specified services on commonly used legal platforms. GFW is currently trying to block these settings by restricting international CDNs and forcing companies to set up infrastructure in China. Their servers in China must comply with Chinese law, which makes it relatively easy for the government to access intermediate communications data or enforce their own policies on these companies. Companies that agree to this clause, </text:span><text:span text:style-name="T79">e.g.</text:span><text:span text:style-name="T24"> Apple. </text:span><text:span text:style-name="T79">C</text:span><text:span text:style-name="T24">ompanies that reject it, </text:span><text:span text:style-name="T79">e.g.</text:span><text:span text:style-name="T24"> Meta.</text:span></text:p>
      <text:p text:style-name="P11"><text:span text:style-name="T24">最后，在第六部分，作者提供了支持文章论点的实验，来测试GFW使用的拦截技术。可以向基于中国的 IP 地址发送 DNS 查询来证明 DNS 中毒的存在。比如尝试通过 IPv6 连接解析google.com 的 AAAA 记录返回了无效的 IPv6 地址。GFW 在数据包到达预定目的地之前对其进行拦截，从而无需目标 IP 地址提供 DNS 解析服务。此外还进行了对于关键字过滤和 SNI‑Filtering的测试。使用命令行工具 curl，主动将主机名解析为中国 IP 以进行 HTTP 请求，当我们尝试使用各种已知的被阻止主机（例如facebook.com或wikipedia.org）尝试连接时，会遇到连接重置的情况。当使用未被阻止的主机时，例如 tencent.cn 或 google.cn，建立连接并传输内容。</text:span></text:p>
      <text:p text:style-name="P6"><text:span text:style-name="Emphasis"><text:span text:style-name="T67">Finally, in Section 6, the author provide</text:span></text:span><text:span text:style-name="Emphasis"><text:span text:style-name="T68">s</text:span></text:span><text:span text:style-name="Emphasis"><text:span text:style-name="T67"> experiments that test the blocking techniques used by GFW. The presence of DNS poisoning can be demonstrated by sending DNS queries to China-based IP addresses. For example, an attempt to resolve the AAAA record for google.com over an IPv6 connection returned an invalid IPv6 address. GFW intercepted the packet before it reached its intended destination, thus eliminating the need for the target IP address to provide DNS resolution services. Tests </text:span></text:span><text:span text:style-name="Emphasis"><text:span text:style-name="T68">are</text:span></text:span><text:span text:style-name="Emphasis"><text:span text:style-name="T67"> also performed on keyword filtering and SNI-Filtering. Using the command line tool “curl”, which resolves hostnames to Chinese IPs for HTTP requests actively. </text:span></text:span><text:span text:style-name="Emphasis"><text:span text:style-name="T68">W</text:span></text:span><text:span text:style-name="Emphasis"><text:span text:style-name="T67">e </text:span></text:span><text:span text:style-name="Emphasis"><text:span text:style-name="T68">will </text:span></text:span><text:span text:style-name="Emphasis"><text:span text:style-name="T67">encounter a connection reset when trying to connect using various known blocked hosts, such as facebook.com or wikipedia.org. When using a host that is not blocked, such as tencent.cn or google.cn, a connection is established and content is transferred.</text:span></text:span></text:p>
      <text:p text:style-name="P23"><text:span text:style-name="T77">通过阅读文章，我们可以了解到，GFW是</text:span><text:span text:style-name="T78">中国政府对于网络监管和严格审查政策的一个非常强大的工具，经过多年的不断改进，GFW已经可以应对各种open</text:span><text:span text:style-name="T77">VPN、</text:span><text:span text:style-name="T78">代理，等绕开技术。然而，GFW也并不完美，依然无法有效过滤基于</text:span><text:span text:style-name="T77">CDN等方法的通讯。在隔离与过度隔离之间取得平衡依然充满挑战性。</text:span></text:p>
      <text:p text:style-name="P4"><text:span text:style-name="Emphasis"><text:span text:style-name="T58">As we can see </text:span></text:span><text:span text:style-name="Emphasis"><text:span text:style-name="T66">after</text:span></text:span><text:span text:style-name="Emphasis"><text:span text:style-name="T58"> reading the article, GFW is a very powerful tool for the Chinese government's policy on internet regulation and strict censorship. </text:span></text:span><text:span text:style-name="Emphasis"><text:span text:style-name="T66">GFW</text:span></text:span><text:span text:style-name="Emphasis"><text:span text:style-name="T58"> has been continuously improved over the years to cope with various openVPN, proxy, and other bypassing techniques. However, GFW is not perfect either and still cannot </text:span></text:span><text:soft-page-break/><text:span text:style-name="Emphasis"><text:span text:style-name="T58">effectively filter communications based on methods such as CDNs. Striking the balance between isolation and over-isolation is still challenging.</text:span></text:span></text:p>
      <text:p text:style-name="P14"/>
      <text:p text:style-name="P14">优点：</text:p>
      <text:p text:style-name="P10">1. 这个摘要写的简洁明了，以短的片副描述了整篇文章大致以中国政府对于网络访问限制的研究为重点。</text:p>
      <text:p text:style-name="P1"><text:span text:style-name="T27">2. 作者在文章中合理</text:span><text:span text:style-name="Emphasis"><text:span text:style-name="T34">使用示意图，这将抽象的描述形象表达出来。</text:span></text:span></text:p>
      <text:p text:style-name="P1"><text:span text:style-name="Emphasis"><text:span text:style-name="T33">3. 作者在每一段描述</text:span></text:span><text:span text:style-name="Emphasis"><text:span text:style-name="T36">每一条之后，添加了现实示例。进一步增强了文章的真实性、客观性，令读者更能相信陈述的内容。</text:span></text:span></text:p>
      <text:p text:style-name="P2"><text:span text:style-name="Emphasis"><text:span text:style-name="T37">4. 作者做了实验，这一点非常好。这样通过实践，证实了自己的论点。此外作者在做实验的时候控制了变量，并且做了对比实验。这样可以清晰的展示</text:span></text:span><text:span text:style-name="Emphasis"><text:span text:style-name="T39">GFW使用的不同过滤阻断技术，同时展现出不同网站得到不同的结果。通过实验，增加了整篇文章的真实性和客观性。改进意见是，可以提供更多的实验结果数据，比如输出的具体数据，或者是输出的截图，这样会比几句话的总结带来更高的可信度。</text:span></text:span></text:p>
      <text:p text:style-name="P2"><text:span text:style-name="Emphasis"><text:span text:style-name="T39">1. The abstract is clear and concise </text:span></text:span><text:span text:style-name="Emphasis"><text:span text:style-name="T40">which</text:span></text:span><text:span text:style-name="Emphasis"><text:span text:style-name="T39"> describ</text:span></text:span><text:span text:style-name="Emphasis"><text:span text:style-name="T40">es</text:span></text:span><text:span text:style-name="Emphasis"><text:span text:style-name="T39"> the whole article in a short paragraph. </text:span></text:span><text:span text:style-name="Emphasis"><text:span text:style-name="T40">It </text:span></text:span><text:span text:style-name="Emphasis"><text:span text:style-name="T39">focuses on the Chinese government's study of web access restrictions.</text:span></text:span></text:p>
      <text:p text:style-name="P2"><text:span text:style-name="Emphasis"><text:span text:style-name="T39">2. The author makes good use of diagrams throughout the article.</text:span></text:span><text:span text:style-name="Emphasis"><text:span text:style-name="T34"> This expresses the abstract description visually.</text:span></text:span></text:p>
      <text:p text:style-name="P2"><text:span text:style-name="Emphasis"><text:span text:style-name="T39">3. </text:span></text:span><text:span text:style-name="Emphasis"><text:span text:style-name="T40">T</text:span></text:span><text:span text:style-name="Emphasis"><text:span text:style-name="T39">he author adds realistic examples after each description in each paragraph. This further enhances the realism and objectivity of the article and makes the reader believe what is </text:span></text:span><text:span text:style-name="Emphasis"><text:span text:style-name="T40">written</text:span></text:span><text:span text:style-name="Emphasis"><text:span text:style-name="T39">.</text:span></text:span></text:p>
      <text:p text:style-name="P2"><text:span text:style-name="Emphasis"><text:span text:style-name="T39">4. The author has done experiments. This confirms </text:span></text:span><text:span text:style-name="Emphasis"><text:span text:style-name="T40">author’s</text:span></text:span><text:span text:style-name="Emphasis"><text:span text:style-name="T39"> arguments through practice. In addition, the author controls variables when doing the experiment and d</text:span></text:span><text:span text:style-name="Emphasis"><text:span text:style-name="T40">oes</text:span></text:span><text:span text:style-name="Emphasis"><text:span text:style-name="T39"> a comparison experiment. This clearly shows the different filtering and blocking techniques used by GFW and also shows that different websites get different results. The experimentation adds the authenticity and objectivity of the whole article.</text:span></text:span></text:p>
      <text:p text:style-name="P14"/>
      <text:p text:style-name="P14">缺点：</text:p>
      <text:p text:style-name="P7"><text:span text:style-name="T28">1. 第一次出现的缩写需要解释。以防出现缩写冲突，并且可以减少非专业读者的疑惑。。比如Authenticated encryption with associated data (</text:span><text:span text:style-name="Emphasis"><text:span text:style-name="T28">AEAD</text:span></text:span><text:span text:style-name="T28">)、</text:span><text:span text:style-name="T27">Man-in-the-middle attack</text:span><text:span text:style-name="T28">(</text:span><text:span text:style-name="Emphasis"><text:span text:style-name="T27">MITM</text:span></text:span><text:span text:style-name="Emphasis"><text:span text:style-name="T28">)</text:span></text:span><text:span text:style-name="Emphasis"><text:span text:style-name="T42">、</text:span></text:span><text:span text:style-name="Emphasis"><text:span text:style-name="T28">Border Gateway Protocol (BGP)</text:span></text:span><text:span text:style-name="Emphasis"><text:span text:style-name="T41">。</text:span></text:span></text:p>
      <text:p text:style-name="P3"><text:span text:style-name="Emphasis"><text:span text:style-name="T42">2. </text:span></text:span><text:span text:style-name="Emphasis"><text:span text:style-name="T34">在Introduction的结尾可以再加一段对于整篇文章结构的描述。比如“第二部分的重点是介绍</text:span></text:span><text:span text:style-name="Emphasis"><text:span text:style-name="T38">GFW使用的最</text:span></text:span><text:span text:style-name="Emphasis"><text:span text:style-name="T34">基础的封锁方法。接着在第三部分，文章致力于描述现存的</text:span></text:span><text:span text:style-name="Emphasis"><text:span text:style-name="T38">GFW绕开技术，并解释GFW需要不断改进升级的原因。第四部分。。。。。”</text:span></text:span></text:p>
      <text:p text:style-name="P3"><text:span text:style-name="Emphasis"><text:span text:style-name="T38">1. Abbreviations that appear for the first time need to be explained. This is to prevent conflicts of abbreviations and to reduce confusion for the non-specialist reader. For example, Authenticated encryption with associated data (AEAD), Man-in-the-middle attack (MITM), Border Gateway Protocol (BGP).</text:span></text:span></text:p>
      <text:p text:style-name="P3"><text:span text:style-name="Emphasis"><text:span text:style-name="T38">2. At the end of the Introduction, </text:span></text:span><text:span text:style-name="Emphasis"><text:span text:style-name="T40">the author</text:span></text:span><text:span text:style-name="Emphasis"><text:span text:style-name="T38"> can add a description of the structure of the article. For example, "The </text:span></text:span><text:span text:style-name="Emphasis"><text:span text:style-name="T40">2.</text:span></text:span><text:span text:style-name="Emphasis"><text:span text:style-name="T38"> part focuses on the most basic blocking methods used by GFW. Then, in the </text:span></text:span><text:span text:style-name="Emphasis"><text:span text:style-name="T40">3.</text:span></text:span><text:span text:style-name="Emphasis"><text:span text:style-name="T38"> section, the article is devoted to describing existing GFW bypass techniques and explaining why GFW needs to be constantly improved and upgraded. </text:span></text:span><text:span text:style-name="Emphasis"><text:span text:style-name="T40">Section</text:span></text:span><text:span text:style-name="Emphasis"><text:span text:style-name="T38"> 4 </text:span></text:span><text:span text:style-name="Emphasis"><text:span text:style-name="T40">…...</text:span></text:span><text:span text:style-name="Emphasis"><text:span text:style-name="T38">"</text:span></text:span></text:p>
      <text:p text:style-name="P14"/>
      <text:p text:style-name="P14">问题：</text:p>
      <text:p text:style-name="P15"><text:soft-page-break/><text:span text:style-name="T12">1. </text:span>封禁的优先级是什么样子的？是否只是“这个站点有不良信息请封锁”<text:span text:style-name="T13">，</text:span>然后<text:span text:style-name="T13">GFW</text:span>自行决定封锁方式是ip封锁<text:span text:style-name="T13">，</text:span>还是<text:span text:style-name="T13">DNS</text:span>污染<text:span text:style-name="T13">，</text:span>还是关键词？</text:p>
      <text:p text:style-name="P16"><text:span text:style-name="T13">2. GFW</text:span>的工作负载如何？是尚有余力<text:span text:style-name="T13">，</text:span>还是常常需要放弃检测一部分流量？</text:p>
      <text:p text:style-name="P17"><text:span text:style-name="T13">3</text:span>. 随着QUIC技术不断成熟，使用这种新的加密协议的通讯越来越多。这会对GFW造成什么样的影响？</text:p>
      <text:p text:style-name="P14">1. What is the priority of blocking? Is it just "<text:span text:style-name="T80">T</text:span>his site has bad information, please block it" and then GFW decides for itse<text:span text:style-name="T80">lf? And what is</text:span> the blocking method? <text:span text:style-name="T80">IP</text:span> blocking, DNS pollution, or keywords?</text:p>
      <text:p text:style-name="P14">2. <text:span text:style-name="T80">W</text:span>hat is the workload of GFW? Is there still capacity, or does GFW often have to give up detecting some of the traffic?</text:p>
      <text:p text:style-name="P14">3. As QUIC technology continues to mature, more and more traffic is being sent using this new encryption protocol. What impact will this have on GFW?</text:p>
      <text:p text:style-name="P14"/>
      <text:p text:style-name="P14">错误：</text:p>
      <text:p text:style-name="P10">1. 专有名词大写，但是类似<text:span text:style-name="T1">The的介词不需要大写。</text:span></text:p>
      <text:p text:style-name="P10"><text:span text:style-name="T1">2. Index Terms应该全部以小写写出。</text:span></text:p>
      <text:p text:style-name="P24"><text:span text:style-name="T31">1. Glossary should </text:span><text:span text:style-name="T32">be </text:span><text:span text:style-name="T81">uppercase</text:span><text:span text:style-name="T31">, but prepositions like </text:span><text:span text:style-name="T32">“t</text:span><text:span text:style-name="T31">he”, “</text:span><text:span text:style-name="T32">of”</text:span><text:span text:style-name="T31"> do not need to be </text:span><text:span text:style-name="T43">uppercase</text:span><text:span text:style-name="T31">.</text:span></text:p>
      <text:p text:style-name="P10"><text:span text:style-name="T1">2. Index Terms should be written in all lower case.</text:span></text:p>
      <text:p text:style-name="P14"/>
      <text:p text:style-name="P14">评价：</text:p>
      <text:p text:style-name="P18"><text:span text:style-name="T25">我认为整篇文章的结构很好，首先摘要介绍了文章的大致内容。之后介绍了</text:span><text:span text:style-name="T75">GFW的基本原则，即各种基于网络连接的最基础的过滤、阻断方法。之后针对更高级的代理技术，作者进一步介绍了</text:span><text:span text:style-name="T10">GFW</text:span><text:span text:style-name="T75">成熟的过滤、阻断方法。接着论述了</text:span><text:span text:style-name="T10">GFW所面临的挑战，即无法解决的问题。最后对于自己的论述，作者做出实验论证、总结和展望。</text:span></text:p>
      <text:p text:style-name="P19">通篇的描述循序渐进，由浅入深，使用的语言精简且可读性高，除了一些缩写单词，应该在第一次出现时，拼写出全称。</text:p>
      <text:p text:style-name="P19">文章具有客观性，陈述的部分有具体的文献支撑（文献标题、页码、访问位置）。文章内的插图贴合内容，且数量合适。除了理论论证部分，更有自己通过试验的实践论证部分。</text:p>
      <text:p text:style-name="P19">综上所述，我个人认可这篇文章的质量。</text:p>
      <text:p text:style-name="P19"/>
      <text:p text:style-name="P19">需要改进的点：</text:p>
      <text:p text:style-name="P18"><text:span text:style-name="T76">1. </text:span><text:span text:style-name="T10">在第一次出现缩写时，写出全称。或添加缩写表。</text:span></text:p>
      <text:p text:style-name="P18"><text:span text:style-name="T76">2. Index Terms</text:span><text:span text:style-name="T10">部分的内容要全部小写。</text:span></text:p>
      <text:p text:style-name="P8"><text:span text:style-name="T29">3</text:span><text:span text:style-name="T30">. </text:span><text:span text:style-name="Emphasis"><text:span text:style-name="T34">在Introduction的结尾可以再加一段对于整篇文章结构的描述。</text:span></text:span></text:p>
      <text:p text:style-name="P19"><text:span text:style-name="T11">4</text:span>. 最后的实验部分可以给出具体的输出数据。</text:p>
      <text:p text:style-name="P20">5.<text:span text:style-name="T9"> </text:span><text:span text:style-name="T10">文章中出现专有名词时可以大写，但是介词、冠词无需大写（类似the，of等）。</text:span></text:p>
      <text:p text:style-name="P20"><text:span text:style-name="T80">T</text:span>he whole article <text:span text:style-name="T80">i</text:span>s well structured, starting with a summary of the general content of the article. <text:span text:style-name="T80">After that is</text:span> an introduction to the basic principles of GFW, i.e. the most basic filtering and blocking methods based on various network connections. <text:span text:style-name="T80">Then,</text:span> <text:span text:style-name="T80">there is </text:span>a further introduction to GFW's proven filtering and blocking methods for more advanced proxy technologies. This is followed by a discussion of the challenges faced by GFW, i.e. the problems that cannot be solved. Finally, the author makes experimental arguments, concludes and looks forward to his own discussion.</text:p>
      <text:p text:style-name="P20"><text:soft-page-break/>The descriptions throughout are step-by-step, from the shallow to the deep, and the language used is concise and readable, except for some abbreviated words, which should be <text:span text:style-name="T83">written</text:span> in full when they first appear.</text:p>
      <text:p text:style-name="P22">The article is objective and the statements are supported by specific <text:span text:style-name="T83">references</text:span> (titles, page numbers, access locations). The <text:span text:style-name="Emphasis"><text:span text:style-name="T5">diagrams</text:span></text:span> within the article fit the content and are appropriate in number. In addition to the theoretical part of the argument, there is also a practical part of the argument that <text:span text:style-name="T83">the author</text:span> ha<text:span text:style-name="T83">s</text:span> made through experimentation.</text:p>
      <text:p text:style-name="P20"/>
      <text:p text:style-name="P20"><text:span text:style-name="T83">Advice</text:span> for improvement.</text:p>
      <text:p text:style-name="P20">1. <text:span text:style-name="T83">W</text:span>rite out the full name of the abbreviation when it first appears. Or add a list of abbreviations.</text:p>
      <text:p text:style-name="P20">2. <text:span text:style-name="T83">L</text:span>owercase the Index Terms section.</text:p>
      <text:p text:style-name="P20">3. <text:span text:style-name="T83">A</text:span> description of the structure of the article could be added at the end of the Introduction.</text:p>
      <text:p text:style-name="P21">4. <text:span text:style-name="Emphasis"><text:span text:style-name="T5"><text:s/></text:span></text:span><text:span text:style-name="Emphasis"><text:span text:style-name="T6">The author can </text:span></text:span><text:span text:style-name="Emphasis"><text:span text:style-name="T5">provide more data on the results of the experiments, such as specific data on the output, or screenshots of the output, which would bring more credibility than a few sentences of summary.</text:span></text:span></text:p>
      <text:p text:style-name="P22">5. <text:span text:style-name="T1">Glossary should </text:span><text:span text:style-name="T80">be </text:span><text:span text:style-name="T81">uppercase</text:span><text:span text:style-name="T1">, but prepositions, </text:span><text:span text:style-name="T83">e.g.</text:span><text:span text:style-name="T1"> </text:span><text:span text:style-name="T80">“t</text:span><text:span text:style-name="T1">he”, “</text:span><text:span text:style-name="T80">of”,</text:span><text:span text:style-name="T1"> do not need to be </text:span><text:span text:style-name="T82">uppercase</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Rome time" svg:font-family="'Rome tim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21:24:44.385436394</meta:creation-date>
    <dc:date>2023-01-13T22:43:08.893615801</dc:date>
    <meta:editing-duration>PT3M46S</meta:editing-duration>
    <meta:editing-cycles>1</meta:editing-cycles>
    <meta:document-statistic meta:table-count="0" meta:image-count="0" meta:object-count="0" meta:page-count="7" meta:paragraph-count="85" meta:word-count="5193" meta:character-count="16059" meta:non-whitespace-character-count="14082"/>
    <meta:generator>LibreOffice/7.3.7.2$Linux_X86_64 LibreOffice_project/30$Build-2</meta:generator>
  </office:meta>
</office:document-meta>
</file>